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style:font-name="Courier New" style:font-name-asian="Courier New" style:language-asian="zh" style:country-asian="TW" style:font-name-complex="Courier New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asian="zh" style:country-asian="TW"/>
    </style:style>
    <style:style style:name="T7" style:family="text">
      <style:text-properties fo:color="#000000"/>
    </style:style>
    <style:style style:name="T8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Doublebox</text:h>
      <text:p text:style-name="Text_20_body"><text:span text:style-name="Source_20_Text"><text:span text:style-name="T6">Doublebox</text:span></text:span> is composed of HTML I<text:span text:style-name="T6">nput element.</text:span></text:p>
      <text:p text:style-name="Text_20_body"><text:s/><text:span text:style-name="T5">S</text:span><text:span text:style-name="T4">ource</text:span>:</text:p>
      <text:list text:style-name="L1">
        <text:list-item>
          <text:p text:style-name="P15"><text:a xlink:type="simple" xlink:href="http://zk1.svn.sourceforge.net/viewvc/zk1/branches/3.5/zul/src/archive/web/zul/css/cmps/widget.css.dsp?view=markup">The CSS source of Doublebox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257cm" svg:y="0.37cm" svg:width="3.81cm" svg:height="1.64cm" draw:z-index="0"><draw:image xlink:href="../images/doublebox1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double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>-focus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>-disd</text:p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!</text:p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>!</text:p>
          </table:table-cell>
        </table:table-row>
      </table:table>
      <text:p text:style-name="P12"><text:tab/>Note: <text:span text:style-name="T8">An exclamation mark(!)</text:span><text:span text:style-name="T9"> means the action effect uses CSS </text:span><text:span text:style-name="Source_20_Text"><text:span text:style-name="T10">background</text:span></text:span><text:span text:style-name="Source_20_Text"><text:span text:style-name="T11"> </text:span></text:span><text:span text:style-name="Source_20_Text"><text:span text:style-name="T10">to do it, not CSS</text:span></text:span><text:span text:style-name="Source_20_Text"><text:span text:style-name="T11"> </text:span></text:span><text:span text:style-name="Source_20_Text"><text:span text:style-name="T10">background-position with image</text:span></text:span><text:span text:style-name="Source_20_Text"><text:span text:style-name="T11">.</text:span></text:span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</text:span></text:span><text:span text:style-name="Source_20_Text"><text:span text:style-name="T2">doublebox</text:span></text:span></text:p>
          </table:table-cell>
          <table:table-cell table:style-name="Table3.B2" office:value-type="string">
            <text:p text:style-name="P3">Font size and background</text:p>
          </table:table-cell>
          <table:table-cell table:style-name="Table3.C2" office:value-type="string">
            <text:p text:style-name="P13">background: #FFF url(<text:span text:style-name="T7">${c:encodeURL('~./zul/img/grid/text-bg.gif')}</text:span>) repeat-x 0 0; border: 1px solid #7F9DB9; font-family: <text:span text:style-name="T7">${fontFamilyC}</text:span>;font-size: <text:span text:style-name="T7">${fontSizeM}</text:span>; font-weight: normal;</text:p>
          </table:table-cell>
        </table:table-row>
        <table:table-row>
          <table:table-cell table:style-name="Table3.A2" office:value-type="string">
            <text:p text:style-name="P7">.z-<text:span text:style-name="Source_20_Text"><text:span text:style-name="T3">doublebox</text:span></text:span>-text-invalid</text:p>
          </table:table-cell>
          <table:table-cell table:style-name="Table3.B2" office:value-type="string">
            <text:p text:style-name="P3">Invalid event</text:p>
          </table:table-cell>
          <table:table-cell table:style-name="Table3.C2" office:value-type="string">
            <text:p text:style-name="P13">background: #FFF url(<text:span text:style-name="T7">${c:encodeURL('~./zul/img/grid/text-bg-invalid.gif')}</text:span>) repeat-x 0 0; border: 1px solid #DD7870;</text:p>
          </table:table-cell>
        </table:table-row>
        <table:table-row>
          <table:table-cell table:style-name="Table3.A2" office:value-type="string">
            <text:p text:style-name="P7">.z-<text:span text:style-name="Source_20_Text"><text:span text:style-name="T3">doublebox</text:span></text:span>-readonly, .z-<text:span text:style-name="Source_20_Text"><text:span text:style-name="T3">doublebox</text:span></text:span>-text-disd</text:p>
          </table:table-cell>
          <table:table-cell table:style-name="Table3.B2" office:value-type="string">
            <text:p text:style-name="P3">Disabled and read-only</text:p>
          </table:table-cell>
          <table:table-cell table:style-name="Table3.C2" office:value-type="string">
            <text:p text:style-name="P13">background: #ECEAE4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8:16:08</dc:date>
    <meta:editing-cycles>28</meta:editing-cycles>
    <meta:editing-duration>PT4H7M4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37" meta:word-count="140" meta:character-count="892"/>
  </office:meta>
</office:document-meta>
</file>